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6cm" style:rel-column-width="10366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21cm" style:rel-column-width="4173*"/>
    </style:style>
    <style:style style:name="Tabella1.E" style:family="table-column">
      <style:table-column-properties style:column-width="1.49cm" style:rel-column-width="5140*"/>
    </style:style>
    <style:style style:name="Tabella1.F" style:family="table-column">
      <style:table-column-properties style:column-width="1.693cm" style:rel-column-width="584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909cm" style:rel-column-width="6582*"/>
    </style:style>
    <style:style style:name="Tabella1.I" style:family="table-column">
      <style:table-column-properties style:column-width="0.912cm" style:rel-column-width="3144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4.759cm" style:rel-column-width="16416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G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6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2cec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5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79" style:family="paragraph" style:parent-style-name="Table_20_Contents">
      <style:paragraph-properties fo:text-align="start" style:justify-single-word="false"/>
      <style:text-properties style:font-name="Arial2" fo:font-size="7pt" officeooo:paragraph-rsid="01b96128" style:font-size-asian="7pt" style:font-size-complex="7pt"/>
    </style:style>
    <style:style style:name="P80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4" style:family="text">
      <style:text-properties style:text-underline-style="none"/>
    </style:style>
    <style:style style:name="T15" style:family="text">
      <style:text-properties fo:color="#000000" style:text-underline-style="none"/>
    </style:style>
    <style:style style:name="T16" style:family="text">
      <style:text-properties officeooo:rsid="007aacd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7771e8"/>
    </style:style>
    <style:style style:name="T20" style:family="text">
      <style:text-properties fo:font-size="6pt" fo:font-weight="normal" style:font-size-asian="6pt" style:font-weight-asian="normal" style:font-size-complex="6pt" style:font-weight-complex="normal"/>
    </style:style>
    <style:style style:name="T21" style:family="text">
      <style:text-properties officeooo:rsid="015c3c06"/>
    </style:style>
    <style:style style:name="T22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2"><text:placeholder text:placeholder-type="text">&lt;get_language('CLIENTE', getLang())&gt;</text:placeholder></text:p>
          </table:table-cell>
          <table:table-cell table:style-name="Tabella3.B1" office:value-type="string">
            <text:p text:style-name="P63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3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1"/>
          </table:table-cell>
          <table:table-cell table:style-name="Tabella3.D1" table:number-rows-spanned="3" table:number-columns-spanned="2" office:value-type="string">
            <text:p text:style-name="P71"><text:placeholder text:placeholder-type="text">&lt;get_language('SPETT.LE', getLang())&gt;</text:placeholder></text:p>
            <text:p text:style-name="P76"><text:placeholder text:placeholder-type="text">&lt;o.partner_id.name&gt;</text:placeholder></text:p>
            <text:p text:style-name="P7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4"><text:placeholder text:placeholder-type="text">&lt;o.partner_id.sql_customer_code&gt;</text:placeholder></text:p>
          </table:table-cell>
          <table:table-cell table:style-name="Tabella3.B2" office:value-type="string">
            <text:p text:style-name="P67"><text:span text:style-name="T14"><text:s/></text:span><text:span text:style-name="T14"><text:placeholder text:placeholder-type="text">&lt;o.partner_id.vat if o.partner_id.vat else ''&gt;</text:placeholder></text:span><text:span text:style-name="T14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0"><text:placeholder text:placeholder-type="text">&lt;'NOTA DI CREDITO' if o.type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6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3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5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54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72"/>
          </table:table-cell>
          <table:table-cell table:style-name="Tabella3.D1" office:value-type="string">
            <text:p text:style-name="P72"><text:span text:style-name="T15"><text:placeholder text:placeholder-type="text">&lt;o.partner_id.zip&gt;</text:placeholder></text:span><text:span text:style-name="T15"> </text:span><text:span text:style-name="T15"><text:placeholder text:placeholder-type="text">&lt;o.partner_id.city&gt;</text:placeholder></text:span><text:span text:style-name="T15"> </text:span><text:span text:style-name="T15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3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7"/>
          </table:table-cell>
          <table:table-cell table:style-name="Tabella3.D1" table:number-rows-spanned="2" table:number-columns-spanned="2" office:value-type="string">
            <text:p text:style-name="P17"><text:span text:style-name="T20"><text:placeholder text:placeholder-type="text">&lt;if test="o.destination_partner_id"&gt;</text:placeholder></text:span><text:span text:style-name="T22"><text:placeholder text:placeholder-type="text">&lt;get_language('DESTINATARIO', getLang())&gt;</text:placeholder></text:span><text:span text:style-name="T20"><text:placeholder text:placeholder-type="text">&lt;/if&gt;</text:placeholder></text:span></text:p>
            <text:p text:style-name="P77"><text:placeholder text:placeholder-type="text">&lt;o.destination_partner_id.name&gt;</text:placeholder></text:p>
            <text:p text:style-name="P7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6"><text:placeholder text:placeholder-type="text">&lt;'%s' %(o.used_bank_id.bank_name) if o.used_bank_id else ''&gt;</text:placeholder></text:p>
            <text:p text:style-name="P5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8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3"/>
          </table:table-cell>
          <table:table-cell table:style-name="Tabella3.D1" office:value-type="string">
            <text:p text:style-name="P33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4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66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6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7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20">U.M.</text:p>
            </table:table-cell>
            <table:table-cell table:style-name="Tabella1.A1" office:value-type="string">
              <text:p text:style-name="P29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8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8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8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8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1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1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6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6"/>
          </table:table-cell>
          <table:table-cell table:style-name="Tabella1.B7" table:number-columns-spanned="8" office:value-type="string">
            <text:p text:style-name="P39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8"><text:placeholder text:placeholder-type="text">&lt;l.product_id.default_code or ''&gt;</text:placeholder></text:p>
          </table:table-cell>
          <table:table-cell table:style-name="Tabella1.B9" office:value-type="string">
            <text:p text:style-name="P78"><text:span text:style-name="T11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8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9"><text:s/><text:span text:style-name="T7"><text:placeholder text:placeholder-type="text">&lt;l.product_id.uom_id.name or l.uos_id.name&gt;</text:placeholder></text:span></text:p>
          </table:table-cell>
          <table:table-cell table:style-name="Tabella1.E10" table:number-rows-spanned="2" office:value-type="string">
            <text:p text:style-name="P75"><text:s/><text:span text:style-name="T3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4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0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5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8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79"><text:span text:style-name="T18"><text:placeholder text:placeholder-type="text">&lt;('%s' % l.product_id.colour.strip()) if l.product_id.colour else ''&gt;</text:placeholder></text:span><text:span text:style-name="T18"> </text:span><text:span text:style-name="T11"><text:placeholder text:placeholder-type="text">&lt;('\n%s' % l.text_note_post.strip()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68"><text:placeholder text:placeholder-type="text">&lt;get_language('ALIQ', getLang())&gt;</text:placeholder></text:p>
          </table:table-cell>
          <table:table-cell table:style-name="Tabella2.A1" office:value-type="string">
            <text:p text:style-name="P68"><text:placeholder text:placeholder-type="text">&lt;get_language('IMPONIBILE', getLang())&gt;</text:placeholder></text:p>
          </table:table-cell>
          <table:table-cell table:style-name="Tabella2.A1" office:value-type="string">
            <text:p text:style-name="P68"><text:placeholder text:placeholder-type="text">&lt;get_language('IMPOSTA', getLang())&gt;</text:placeholder></text:p>
          </table:table-cell>
          <table:table-cell table:style-name="Tabella2.D1" office:value-type="string">
            <text:p text:style-name="P70"><text:placeholder text:placeholder-type="text">&lt;get_language('COLLI', getLang())&gt;</text:placeholder></text:p>
          </table:table-cell>
          <table:table-cell table:style-name="Tabella2.D1" office:value-type="string">
            <text:p text:style-name="P70"><text:placeholder text:placeholder-type="text">&lt;get_language('VALUTA', getLang())&gt;</text:placeholder></text:p>
          </table:table-cell>
          <table:table-cell table:style-name="Tabella2.D1" office:value-type="string">
            <text:p text:style-name="P68"><text:placeholder text:placeholder-type="text">&lt;get_language('SPESE BANCA', getLang())&gt;</text:placeholder></text:p>
          </table:table-cell>
          <table:table-cell table:style-name="Tabella2.G1" office:value-type="string">
            <text:p text:style-name="P68"><text:placeholder text:placeholder-type="text">&lt;get_language('TOTALE IMPONIBILE', getLang())&gt;</text:placeholder></text:p>
          </table:table-cell>
        </table:table-row>
        <text:soft-page-break/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2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1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2"><text:span text:style-name="T19"><text:placeholder text:placeholder-type="text">&lt;o.currency_id.symbol or ''&gt;</text:placeholder></text:span><text:span text:style-name="T6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3"><text:span text:style-name="T19"><text:placeholder text:placeholder-type="text">&lt;o.currency_id.symbol or ''&gt;</text:placeholder></text:span><text:span text:style-name="T6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5"/>
          </table:table-cell>
          <table:covered-table-cell/>
          <table:covered-table-cell/>
          <table:table-cell table:style-name="Tabella2.D2" office:value-type="string">
            <text:p text:style-name="P32"><text:placeholder text:placeholder-type="text">&lt;o.parcels&gt;</text:placeholder></text:p>
          </table:table-cell>
          <table:table-cell table:style-name="Tabella2.D2" office:value-type="string">
            <text:p text:style-name="P49"><text:placeholder text:placeholder-type="text">&lt;o.currency_id.name or ''&gt;</text:placeholder></text:p>
          </table:table-cell>
          <table:table-cell table:style-name="Tabella2.D2" office:value-type="string">
            <text:p text:style-name="P74"/>
          </table:table-cell>
          <table:table-cell table:style-name="Tabella2.G2" office:value-type="string">
            <text:p text:style-name="P50"><text:placeholder text:placeholder-type="text">&lt;o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68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1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68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46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47"><text:placeholder text:placeholder-type="text">&lt;formatLang(o.start_transport, date_time=True) if o.start_transport else ''&gt;</text:placeholder></text:p>
          </table:table-cell>
          <table:table-cell table:style-name="Tabella2.G2" office:value-type="string">
            <text:p text:style-name="P50"><text:placeholder text:placeholder-type="text">&lt;o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2" office:value-type="string">
            <text:p text:style-name="P68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69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68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68"><text:placeholder text:placeholder-type="text">&lt;get_language('FIRMA DEL DESTINATARIO', getLang())&gt;</text:placeholder></text:p>
          </table:table-cell>
          <table:table-cell table:style-name="Tabella2.G1" office:value-type="string">
            <text:p text:style-name="P31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D2" table:number-columns-spanned="2" office:value-type="string">
            <text:p text:style-name="P60"><text:span text:style-name="T13"><text:placeholder text:placeholder-type="text">&lt;get_language('MEZZO', getLang())&gt;</text:placeholder></text:span><text:span text:style-name="T21">: </text:span><text:span text:style-name="T12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48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1"/>
          </table:table-cell>
          <table:covered-table-cell/>
          <table:table-cell table:style-name="Tabella2.D2" office:value-type="string">
            <text:p text:style-name="P61"/>
          </table:table-cell>
          <table:table-cell table:style-name="Tabella2.G6" office:value-type="string">
            <text:p text:style-name="P59"><text:placeholder text:placeholder-type="text">&lt;o.currency_id.symbol or ''&gt;</text:placeholder><text:span text:style-name="T17"> </text:span><text:placeholder text:placeholder-type="text">&lt;formatLang(o.amount_total, digits=get_digits(dp='Account')) or '0,00'&gt;</text:placeholder></text:p>
          </table:table-cell>
        </table:table-row>
        <table:table-row table:style-name="Tabella2.6">
          <table:table-cell table:style-name="Tabella2.A7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7" office:value-type="string">
            <text:p text:style-name="P15"><text:span text:style-name="T22"><text:placeholder text:placeholder-type="text">&lt;get_language('NOTE', getLang())&gt;</text:placeholder></text:span><text:span text:style-name="T10"><text:placeholder text:placeholder-type="text">&lt;return_note(o.text_note_post)&gt;</text:placeholder></text:span><text:span text:style-name="T16"> </text:span><text:span text:style-name="T10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><text:placeholder text:placeholder-type="text">&lt;if test="o.id != objects[-1].id"&gt;</text:placeholder></text:p>
      <text:p text:style-name="P23"/>
      <text:p text:style-name="P25"/>
      <text:p text:style-name="P23"><text:placeholder text:placeholder-type="text">&lt;/if&gt;</text:placeholder></text:p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59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</table:table-cell>
            <table:table-cell table:style-name="Tabella4.B1" office:value-type="string">
              <text:p text:style-name="MP5"><draw:frame draw:style-name="Mfr1" draw:name="image:asimage(company.logo,'logo1')" text:anchor-type="as-char" svg:width="3.281cm" style:rel-width="80%" svg:height="3.03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ext:p text:style-name="MP8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<text:p text:style-name="MP9"/>
        <text:p text:style-name="MP10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11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9-22T14:56:45.636698841</dc:date>
    <meta:editing-duration>P7DT6H13M17S</meta:editing-duration>
    <meta:editing-cycles>1048</meta:editing-cycles>
    <meta:generator>LibreOffice/4.3.3.2$Linux_X86_64 LibreOffice_project/430m0$Build-2</meta:generator>
    <dc:creator>thebrush </dc:creator>
    <meta:document-statistic meta:table-count="5" meta:image-count="0" meta:object-count="0" meta:page-count="3" meta:paragraph-count="92" meta:word-count="371" meta:character-count="4979" meta:non-whitespace-character-count="4698"/>
    <meta:user-defined meta:name="Info 1"/>
    <meta:user-defined meta:name="Info 2"/>
    <meta:user-defined meta:name="Info 3"/>
    <meta:user-defined meta:name="Info 4"/>
  </office:meta>
</office:document-meta>
</file>